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5"/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row table:style-name="ro1">
          <table:table-cell table:number-columns-repeated="4"/>
          <table:table-cell table:style-name="ce3" office:value-type="string">
            <text:p>DIST</text:p>
          </table:table-cell>
          <table:table-cell office:value-type="string">
            <text:p>LENGTH</text:p>
          </table:table-cell>
          <table:table-cell office:value-type="string">
            <text:p>HEIGHT</text:p>
          </table:table-cell>
          <table:table-cell/>
          <table:table-cell table:style-name="ce1" office:value-type="string">
            <text:p>1. TRIANGLE</text:p>
          </table:table-cell>
          <table:table-cell table:style-name="ce7" office:value-type="string">
            <text:p>2. TRIANGLE</text:p>
          </table:table-cell>
        </table:table-row>
        <table:table-row table:style-name="ro1">
          <table:table-cell table:style-name="ce2" office:value-type="string">
            <text:p>Cheiroballistra</text:p>
          </table:table-cell>
          <table:table-cell/>
          <table:table-cell table:style-name="ce2"/>
          <table:table-cell/>
          <table:table-cell office:value-type="float" office:value="0">
            <text:p>0,00</text:p>
          </table:table-cell>
          <table:table-cell table:number-columns-repeated="2"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H3]*1.93*10+[.H2]" office:value-type="float" office:value="128.538">
            <text:p>128,54</text:p>
          </table:table-cell>
          <table:table-cell table:formula="of:=[.E3]-[.E2]" office:value-type="float" office:value="128.538">
            <text:p>128,538</text:p>
          </table:table-cell>
          <table:table-cell table:formula="of:=[.$F$21]/(0.5*[.F3])" office:value-type="float" office:value="14.7038229939784">
            <text:p>14,70</text:p>
          </table:table-cell>
          <table:table-cell office:value-type="float" office:value="6.66">
            <text:p>6,6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H4]*1.93*10+[.E3]" office:value-type="float" office:value="176.9617">
            <text:p>176,96</text:p>
          </table:table-cell>
          <table:table-cell table:formula="of:=[.E4]-[.E3]" office:value-type="float" office:value="48.4237">
            <text:p>48,424</text:p>
          </table:table-cell>
          <table:table-cell table:formula="of:=[.J4]/(0.5*[.F4])" office:value-type="float" office:value="24.3266517528914">
            <text:p>24,33</text:p>
          </table:table-cell>
          <table:table-cell office:value-type="float" office:value="2.509">
            <text:p>2,509</text:p>
          </table:table-cell>
          <table:table-cell table:formula="of:=0.5*[.G3]*[.F4]" office:value-type="float" office:value="356.006756756757">
            <text:p>356,007</text:p>
          </table:table-cell>
          <table:table-cell table:formula="of:=[.$F$21]-[.I4]" office:value-type="float" office:value="588.993243243243">
            <text:p>588,993</text:p>
          </table:table-cell>
        </table:table-row>
        <table:table-row table:style-name="ro1">
          <table:table-cell table:number-columns-repeated="4"/>
          <table:table-cell table:formula="of:=[.H5]*1.93*10+[.E4]" office:value-type="float" office:value="214.7318">
            <text:p>214,73</text:p>
          </table:table-cell>
          <table:table-cell table:formula="of:=[.E5]-[.E4]" office:value-type="float" office:value="37.7701">
            <text:p>37,770</text:p>
          </table:table-cell>
          <table:table-cell table:formula="of:=[.J5]/(0.5*[.F5])" office:value-type="float" office:value="25.7129298208931">
            <text:p>25,71</text:p>
          </table:table-cell>
          <table:table-cell office:value-type="float" office:value="1.957">
            <text:p>1,957</text:p>
          </table:table-cell>
          <table:table-cell table:formula="of:=0.5*[.G4]*[.F5]" office:value-type="float" office:value="459.410034685942">
            <text:p>459,410</text:p>
          </table:table-cell>
          <table:table-cell table:formula="of:=[.$F$21]-[.I5]" office:value-type="float" office:value="485.589965314058">
            <text:p>485,590</text:p>
          </table:table-cell>
        </table:table-row>
        <table:table-row table:style-name="ro1">
          <table:table-cell table:number-columns-repeated="4"/>
          <table:table-cell table:formula="of:=[.H6]*1.93*10+[.E5]" office:value-type="float" office:value="248.2559">
            <text:p>248,26</text:p>
          </table:table-cell>
          <table:table-cell table:formula="of:=[.E6]-[.E5]" office:value-type="float" office:value="33.5241">
            <text:p>33,524</text:p>
          </table:table-cell>
          <table:table-cell table:formula="of:=[.J6]/(0.5*[.F6])" office:value-type="float" office:value="30.6644225912521">
            <text:p>30,66</text:p>
          </table:table-cell>
          <table:table-cell office:value-type="float" office:value="1.737">
            <text:p>1,737</text:p>
          </table:table-cell>
          <table:table-cell table:formula="of:=0.5*[.G5]*[.F6]" office:value-type="float" office:value="431.001415304302">
            <text:p>431,001</text:p>
          </table:table-cell>
          <table:table-cell table:formula="of:=[.$F$21]-[.I6]" office:value-type="float" office:value="513.998584695698">
            <text:p>513,999</text:p>
          </table:table-cell>
        </table:table-row>
        <table:table-row table:style-name="ro1">
          <table:table-cell table:number-columns-repeated="4"/>
          <table:table-cell table:formula="of:=[.H7]*1.93*10+[.E6]" office:value-type="float" office:value="280.0044">
            <text:p>280,00</text:p>
          </table:table-cell>
          <table:table-cell table:formula="of:=[.E7]-[.E6]" office:value-type="float" office:value="31.7485">
            <text:p>31,749</text:p>
          </table:table-cell>
          <table:table-cell table:formula="of:=[.J7]/(0.5*[.F7])" office:value-type="float" office:value="28.8659489223627">
            <text:p>28,87</text:p>
          </table:table-cell>
          <table:table-cell office:value-type="float" office:value="1.645">
            <text:p>1,645</text:p>
          </table:table-cell>
          <table:table-cell table:formula="of:=0.5*[.G6]*[.F7]" office:value-type="float" office:value="486.774710319184">
            <text:p>486,775</text:p>
          </table:table-cell>
          <table:table-cell table:formula="of:=[.$F$21]-[.I7]" office:value-type="float" office:value="458.225289680816">
            <text:p>458,225</text:p>
          </table:table-cell>
        </table:table-row>
        <table:table-row table:style-name="ro1">
          <table:table-cell table:number-columns-repeated="4"/>
          <table:table-cell table:formula="of:=[.H8]*1.93*10+[.E7]" office:value-type="float" office:value="311.2704">
            <text:p>311,27</text:p>
          </table:table-cell>
          <table:table-cell table:formula="of:=[.E8]-[.E7]" office:value-type="float" office:value="31.266">
            <text:p>31,266</text:p>
          </table:table-cell>
          <table:table-cell table:formula="of:=[.J8]/(0.5*[.F8])" office:value-type="float" office:value="31.5831011639931">
            <text:p>31,58</text:p>
          </table:table-cell>
          <table:table-cell office:value-type="float" office:value="1.62">
            <text:p>1,620</text:p>
          </table:table-cell>
          <table:table-cell table:formula="of:=0.5*[.G7]*[.F8]" office:value-type="float" office:value="451.261379503296">
            <text:p>451,261</text:p>
          </table:table-cell>
          <table:table-cell table:formula="of:=[.$F$21]-[.I8]" office:value-type="float" office:value="493.738620496704">
            <text:p>493,739</text:p>
          </table:table-cell>
        </table:table-row>
        <table:table-row table:style-name="ro1">
          <table:table-cell table:number-columns-repeated="4"/>
          <table:table-cell table:formula="of:=[.H9]*1.93*10+[.E8]" office:value-type="float" office:value="342.7873">
            <text:p>342,79</text:p>
          </table:table-cell>
          <table:table-cell table:formula="of:=[.E9]-[.E8]" office:value-type="float" office:value="31.5169">
            <text:p>31,517</text:p>
          </table:table-cell>
          <table:table-cell table:formula="of:=[.J9]/(0.5*[.F9])" office:value-type="float" office:value="28.3847256210016">
            <text:p>28,38</text:p>
          </table:table-cell>
          <table:table-cell office:value-type="float" office:value="1.633">
            <text:p>1,633</text:p>
          </table:table-cell>
          <table:table-cell table:formula="of:=0.5*[.G8]*[.F9]" office:value-type="float" office:value="497.700720537727">
            <text:p>497,701</text:p>
          </table:table-cell>
          <table:table-cell table:formula="of:=[.$F$21]-[.I9]" office:value-type="float" office:value="447.299279462273">
            <text:p>447,299</text:p>
          </table:table-cell>
        </table:table-row>
        <table:table-row table:style-name="ro1">
          <table:table-cell table:number-columns-repeated="4"/>
          <table:table-cell table:formula="of:=[.H10]*1.93*10+[.E9]" office:value-type="float" office:value="374.999">
            <text:p>375,00</text:p>
          </table:table-cell>
          <table:table-cell table:formula="of:=[.E10]-[.E9]" office:value-type="float" office:value="32.2117">
            <text:p>32,212</text:p>
          </table:table-cell>
          <table:table-cell table:formula="of:=[.J10]/(0.5*[.F10])" office:value-type="float" office:value="30.2896069972706">
            <text:p>30,29</text:p>
          </table:table-cell>
          <table:table-cell office:value-type="float" office:value="1.669">
            <text:p>1,669</text:p>
          </table:table-cell>
          <table:table-cell table:formula="of:=0.5*[.G9]*[.F10]" office:value-type="float" office:value="457.160133143009">
            <text:p>457,160</text:p>
          </table:table-cell>
          <table:table-cell table:formula="of:=[.$F$21]-[.I10]" office:value-type="float" office:value="487.839866856991">
            <text:p>487,840</text:p>
          </table:table-cell>
        </table:table-row>
        <table:table-row table:style-name="ro1">
          <table:table-cell table:number-columns-repeated="4"/>
          <table:table-cell table:formula="of:=[.H11]*1.93*10+[.E10]" office:value-type="float" office:value="408.1178">
            <text:p>408,12</text:p>
          </table:table-cell>
          <table:table-cell table:formula="of:=[.E11]-[.E10]" office:value-type="float" office:value="33.1188">
            <text:p>33,119</text:p>
          </table:table-cell>
          <table:table-cell table:formula="of:=[.J11]/(0.5*[.F11])" office:value-type="float" office:value="26.777678049289">
            <text:p>26,78</text:p>
          </table:table-cell>
          <table:table-cell office:value-type="float" office:value="1.716">
            <text:p>1,716</text:p>
          </table:table-cell>
          <table:table-cell table:formula="of:=0.5*[.G10]*[.F11]" office:value-type="float" office:value="501.577718110604">
            <text:p>501,578</text:p>
          </table:table-cell>
          <table:table-cell table:formula="of:=[.$F$21]-[.I11]" office:value-type="float" office:value="443.422281889396">
            <text:p>443,422</text:p>
          </table:table-cell>
        </table:table-row>
        <table:table-row table:style-name="ro1">
          <table:table-cell table:number-columns-repeated="4"/>
          <table:table-cell table:formula="of:=[.H12]*1.93*10+[.E11]" office:value-type="float" office:value="442.1244">
            <text:p>442,12</text:p>
          </table:table-cell>
          <table:table-cell table:formula="of:=[.E12]-[.E11]" office:value-type="float" office:value="34.0066">
            <text:p>34,007</text:p>
          </table:table-cell>
          <table:table-cell table:formula="of:=[.J12]/(0.5*[.F12])" office:value-type="float" office:value="28.7997686816397">
            <text:p>28,80</text:p>
          </table:table-cell>
          <table:table-cell office:value-type="float" office:value="1.762">
            <text:p>1,762</text:p>
          </table:table-cell>
          <table:table-cell table:formula="of:=0.5*[.G11]*[.F12]" office:value-type="float" office:value="455.308893175475">
            <text:p>455,309</text:p>
          </table:table-cell>
          <table:table-cell table:formula="of:=[.$F$21]-[.I12]" office:value-type="float" office:value="489.691106824525">
            <text:p>489,691</text:p>
          </table:table-cell>
        </table:table-row>
        <table:table-row table:style-name="ro1">
          <table:table-cell table:number-columns-repeated="4"/>
          <table:table-cell table:formula="of:=[.H13]*1.93*10+[.E12]" office:value-type="float" office:value="476.71">
            <text:p>476,71</text:p>
          </table:table-cell>
          <table:table-cell table:formula="of:=[.E13]-[.E12]" office:value-type="float" office:value="34.5856">
            <text:p>34,586</text:p>
          </table:table-cell>
          <table:table-cell table:formula="of:=[.J13]/(0.5*[.F13])" office:value-type="float" office:value="25.8472520437489">
            <text:p>25,85</text:p>
          </table:table-cell>
          <table:table-cell office:value-type="float" office:value="1.792">
            <text:p>1,792</text:p>
          </table:table-cell>
          <table:table-cell table:formula="of:=0.5*[.G12]*[.F13]" office:value-type="float" office:value="498.028639857859">
            <text:p>498,029</text:p>
          </table:table-cell>
          <table:table-cell table:formula="of:=[.$F$21]-[.I13]" office:value-type="float" office:value="446.971360142141">
            <text:p>446,971</text:p>
          </table:table-cell>
        </table:table-row>
        <table:table-row table:style-name="ro1">
          <table:table-cell table:number-columns-repeated="4"/>
          <table:table-cell table:formula="of:=[.H14]*1.93*10+[.E13]" office:value-type="float" office:value="511.2956">
            <text:p>511,30</text:p>
          </table:table-cell>
          <table:table-cell table:formula="of:=[.E14]-[.E13]" office:value-type="float" office:value="34.5856">
            <text:p>34,586</text:p>
          </table:table-cell>
          <table:table-cell table:formula="of:=[.J14]/(0.5*[.F14])" office:value-type="float" office:value="28.7997686816397">
            <text:p>28,80</text:p>
          </table:table-cell>
          <table:table-cell office:value-type="float" office:value="1.792">
            <text:p>1,792</text:p>
          </table:table-cell>
          <table:table-cell table:formula="of:=0.5*[.G13]*[.F14]" office:value-type="float" office:value="446.971360142141">
            <text:p>446,971</text:p>
          </table:table-cell>
          <table:table-cell table:formula="of:=[.$F$21]-[.I14]" office:value-type="float" office:value="498.028639857859">
            <text:p>498,029</text:p>
          </table:table-cell>
        </table:table-row>
        <table:table-row table:style-name="ro1">
          <table:table-cell table:number-columns-repeated="4"/>
          <table:table-cell table:formula="of:=[.H15]*1.93*10+[.E14]" office:value-type="float" office:value="545.0127">
            <text:p>545,01</text:p>
          </table:table-cell>
          <table:table-cell table:formula="of:=[.E15]-[.E14]" office:value-type="float" office:value="33.7171">
            <text:p>33,717</text:p>
          </table:table-cell>
          <table:table-cell table:formula="of:=[.J15]/(0.5*[.F15])" office:value-type="float" office:value="27.2548742146947">
            <text:p>27,25</text:p>
          </table:table-cell>
          <table:table-cell office:value-type="float" office:value="1.747">
            <text:p>1,747</text:p>
          </table:table-cell>
          <table:table-cell table:formula="of:=0.5*[.G14]*[.F15]" office:value-type="float" office:value="485.522340307858">
            <text:p>485,522</text:p>
          </table:table-cell>
          <table:table-cell table:formula="of:=[.$F$21]-[.I15]" office:value-type="float" office:value="459.477659692142">
            <text:p>459,478</text:p>
          </table:table-cell>
        </table:table-row>
        <table:table-row table:style-name="ro1">
          <table:table-cell table:number-columns-repeated="4"/>
          <table:table-cell table:formula="of:=[.H16]*1.93*10+[.E15]" office:value-type="float" office:value="576.6647">
            <text:p>576,66</text:p>
          </table:table-cell>
          <table:table-cell table:formula="of:=[.E16]-[.E15]" office:value-type="float" office:value="31.652">
            <text:p>31,652</text:p>
          </table:table-cell>
          <table:table-cell table:formula="of:=[.J16]/(0.5*[.F16])" office:value-type="float" office:value="32.4569923340225">
            <text:p>32,46</text:p>
          </table:table-cell>
          <table:table-cell office:value-type="float" office:value="1.64">
            <text:p>1,640</text:p>
          </table:table-cell>
          <table:table-cell table:formula="of:=0.5*[.G15]*[.F16]" office:value-type="float" office:value="431.33563932176">
            <text:p>431,336</text:p>
          </table:table-cell>
          <table:table-cell table:formula="of:=[.$F$21]-[.I16]" office:value-type="float" office:value="513.66436067824">
            <text:p>513,664</text:p>
          </table:table-cell>
        </table:table-row>
        <table:table-row table:style-name="ro1">
          <table:table-cell table:number-columns-repeated="4"/>
          <table:table-cell table:formula="of:=[.H17]*1.93*10+[.E16]" office:value-type="float" office:value="604.8427">
            <text:p>604,84</text:p>
          </table:table-cell>
          <table:table-cell table:formula="of:=[.E17]-[.E16]" office:value-type="float" office:value="28.178">
            <text:p>28,178</text:p>
          </table:table-cell>
          <table:table-cell table:formula="of:=[.J17]/(0.5*[.F17])" office:value-type="float" office:value="34.6166111864545">
            <text:p>34,62</text:p>
          </table:table-cell>
          <table:table-cell office:value-type="float" office:value="1.46">
            <text:p>1,460</text:p>
          </table:table-cell>
          <table:table-cell table:formula="of:=0.5*[.G16]*[.F17]" office:value-type="float" office:value="457.286564994042">
            <text:p>457,287</text:p>
          </table:table-cell>
          <table:table-cell table:formula="of:=[.$F$21]-[.I17]" office:value-type="float" office:value="487.713435005958">
            <text:p>487,713</text:p>
          </table:table-cell>
        </table:table-row>
        <table:table-row table:style-name="ro1">
          <table:table-cell table:number-columns-repeated="4"/>
          <table:table-cell table:formula="of:=[.H18]*1.93*10+[.E17]" office:value-type="float" office:value="627.9641">
            <text:p>627,96</text:p>
          </table:table-cell>
          <table:table-cell table:formula="of:=[.E18]-[.E17]" office:value-type="float" office:value="23.1214">
            <text:p>23,121</text:p>
          </table:table-cell>
          <table:table-cell table:formula="of:=[.J18]/(0.5*[.F18])" office:value-type="float" office:value="47.1258438551952">
            <text:p>47,13</text:p>
          </table:table-cell>
          <table:table-cell office:value-type="float" office:value="1.198">
            <text:p>1,198</text:p>
          </table:table-cell>
          <table:table-cell table:formula="of:=0.5*[.G17]*[.F18]" office:value-type="float" office:value="400.192256943245">
            <text:p>400,192</text:p>
          </table:table-cell>
          <table:table-cell table:formula="of:=[.$F$21]-[.I18]" office:value-type="float" office:value="544.807743056755">
            <text:p>544,808</text:p>
          </table:table-cell>
        </table:table-row>
        <table:table-row table:style-name="ro1">
          <table:table-cell table:number-columns-repeated="4"/>
          <table:table-cell table:formula="of:=[.H19]*1.93*10+[.E18]" office:value-type="float" office:value="644.3691">
            <text:p>644,37</text:p>
          </table:table-cell>
          <table:table-cell table:formula="of:=[.E19]-[.E18]" office:value-type="float" office:value="16.405">
            <text:p>16,405</text:p>
          </table:table-cell>
          <table:table-cell table:formula="of:=[.J19]/(0.5*[.F19])" office:value-type="float" office:value="68.0829339564477">
            <text:p>68,08</text:p>
          </table:table-cell>
          <table:table-cell office:value-type="float" office:value="0.85">
            <text:p>0,850</text:p>
          </table:table-cell>
          <table:table-cell table:formula="of:=0.5*[.G18]*[.F19]" office:value-type="float" office:value="386.549734222238">
            <text:p>386,550</text:p>
          </table:table-cell>
          <table:table-cell table:formula="of:=[.$F$21]-[.I19]" office:value-type="float" office:value="558.450265777762">
            <text:p>558,45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ce3" office:value-type="string">
            <text:p>AREA:</text:p>
          </table:table-cell>
          <table:table-cell office:value-type="float" office:value="945">
            <text:p>945,0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3" office:value-type="string">
            <text:p>JOULES:</text:p>
          </table:table-cell>
          <table:table-cell table:formula="of:=[.F21]*17/100" office:value-type="float" office:value="160.65">
            <text:p>160,65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3" office:value-type="string">
            <text:p>BOLT WEIGHT:</text:p>
          </table:table-cell>
          <table:table-cell office:value-type="float" office:value="0.05">
            <text:p>0,05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3" office:value-type="string">
            <text:p>VELOCITY:</text:p>
          </table:table-cell>
          <table:table-cell table:formula="of:=SQRT([.F25]*[.F22]/(0.5*[.F23]))" office:value-type="float" office:value="67.0686215752195">
            <text:p>67,06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3" office:value-type="string">
            <text:p>EFFICIENCY:</text:p>
          </table:table-cell>
          <table:table-cell office:value-type="float" office:value="0.7">
            <text:p>0,700</text:p>
          </table:table-cell>
          <table:table-cell table:style-name="Default" table:number-columns-repeated="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3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0" number:min-integer-digits="0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/06/2011</text:date>, <text:time>23.12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li </meta:initial-creator>
    <meta:creation-date>2011-06-17T23:02:34</meta:creation-date>
    <dc:date>2011-06-17T23:12:38</dc:date>
    <dc:creator>Samuli </dc:creator>
    <meta:editing-duration>PT10M5S</meta:editing-duration>
    <meta:editing-cycles>2</meta:editing-cycles>
    <meta:generator>LibreOffice/3.3$Linux LibreOffice_project/330m19$Build-202</meta:generator>
    <meta:document-statistic meta:table-count="3" meta:cell-count="118" meta:object-count="0"/>
  </office:meta>
</office:document-meta>
</file>